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b76" officeooo:paragraph-rsid="0009eb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[55, 8, 15, 488, 148, 6, 2134, 7, 11045, 0, 255, 32, 15296, 2, 1092, 8, 691, 31, 720, 9, 0, 95, 21, 206, 25, 267, 12, 10, 25, 161, 1230, 91, 5, 2433, 653, 150, 16, 39, 1936, 45, 2843, 152, 13, 18, 39, 9, 0, 12330, 12, 59145], </text:p>
      <text:p text:style-name="P1"/>
      <text:p text:style-name="P1"/>
      <text:p text:style-name="P1">[0, 0, 0, 0, 0, 0, 0, 0, 2, 0, 1, 0, 1, 0, 0, 0, 0, 0, 0, 0, 0, 0, 0, 0, 0, 0, 0, 1, 0, 0, 0, 0, 0, 0, 0, 0, 0, 0, 0, 0, 0, 0, 0, 0, 0, 0, 0, 0, 0], </text:p>
      <text:p text:style-name="P1"/>
      <text:p text:style-name="P1"/>
      <text:p text:style-name="P1"/>
      <text:p text:style-name="P1"/>
      <text:p text:style-name="P1">[0.0, 0.0, 0.0, 0.0, 0.0, 0.0, 0.0, 0.0, 0.0, 0.0, 0.0, 0.0, 0.0, 0.0, 0.0, 0.0, 0.0, 0.0, 0.0, 0.0, 0.0, 0.0, 0.0, 0.0, 0.0, 0.0, 0.0, 0.0, 0.0, 0.0, 0.0, 0.0, 0.0, 0.0, 0.0, 0.0, 0.0, 0.0, 0.0, 0.0, 0.0, 0.0, 0.0, 0.0, 0.0, 0.0, 0.0, 0.0, 0.0]]</text:p>
      <text:p text:style-name="P1"/>
      <text:p text:style-name="P1"/>
      <text:p text:style-name="P1">[[11, 53, 1664, 5, 10, 6, 73, 7, 390, 418, 293, 663, 299, 303, 34, 11, 30, 297, 40, 2, 1694, 10, 60, 32, 48, 676, 7, 1313, 75, 179, 3, 2525, 2, 40, 29, 11, 86, 1068, 9, 0, 111, 78, 4, 10, 1345, 2767, 63, 10, 6, 59145], </text:p>
      <text:p text:style-name="P1">[0, 0, 0, 0, 0, 0, 0, 0, 0, 0, 0, 0, 0, 1, 0, 0, 0, 0, 0, 0, 0, 0, 2, 0, 1, 1, 0, 0, 0, 0, 0, 0, 0, 0, 2, 0, 0, 0, 0, 0, 0, 0, 0, 0, 0, 1, 0, 0, 0], </text:p>
      <text:p text:style-name="P1">[0.0, 0.0, 0.0, 0.0, 0.0, 0.0, 0.0, 0.0, 0.0, 0.0, 0.0, 0.0, 0.0, 0.0, 0.0, 0.0, 0.0, 0.0, 0.0, 0.0, 0.0, 0.0, 0.0, 0.0, 0.0, 0.0, 0.0, 0.0, 0.0, 0.0, 0.0, 0.0, 0.0, 0.0, 0.0, 0.0, 0.0, 0.0, 0.0, 0.0, 0.0, 0.0, 0.0, 0.0, 0.0, 0.0, 0.0, 0.0, 0.0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1:37:59.968484086</meta:creation-date>
    <dc:date>2018-11-01T15:10:58.260097774</dc:date>
    <meta:editing-duration>PT3H12M38S</meta:editing-duration>
    <meta:editing-cycles>1</meta:editing-cycles>
    <meta:document-statistic meta:table-count="0" meta:image-count="0" meta:object-count="0" meta:page-count="1" meta:paragraph-count="6" meta:word-count="296" meta:character-count="1236" meta:non-whitespace-character-count="942"/>
    <meta:generator>LibreOffice/5.1.6.2$Linux_X86_64 LibreOffice_project/10m0$Build-2</meta:generator>
  </office:meta>
</office:document-meta>
</file>